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style:font-size-asian="12pt" style:font-size-complex="12pt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13c035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4pt" fo:font-weight="bold" officeooo:rsid="00129732" officeooo:paragraph-rsid="00129732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>
      <style:text-properties officeooo:paragraph-rsid="001b864b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ejaVu Sans" fo:font-size="12pt" officeooo:rsid="001b864b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15%">
        <style:tab-stops>
          <style:tab-stop style:position="7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top="0in" fo:margin-bottom="0in" loext:contextual-spacing="false" fo:line-height="115%">
        <style:tab-stops>
          <style:tab-stop style:position="7in" style:type="right"/>
        </style:tab-stops>
      </style:paragraph-properties>
      <style:text-properties style:font-name="DejaVu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officeooo:rsid="0013c035" officeooo:paragraph-rsid="0029b76f" style:font-size-asian="12pt" style:font-size-complex="12pt"/>
    </style:style>
    <style:style style:name="P16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7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18" style:family="paragraph" style:parent-style-name="Standard" style:list-style-name="L1">
      <style:text-properties style:font-name="DejaVu Sans" fo:font-size="12pt" officeooo:rsid="001cb5d0" officeooo:paragraph-rsid="0013c035" style:font-size-asian="12pt" style:font-size-complex="12pt"/>
    </style:style>
    <style:style style:name="P19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officeooo:paragraph-rsid="002ac967" style:font-size-asian="12pt" style:font-size-complex="12pt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officeooo:rsid="0017b2f2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officeooo:rsid="001cea19"/>
    </style:style>
    <style:style style:name="T6" style:family="text">
      <style:text-properties officeooo:rsid="0025d1a0"/>
    </style:style>
    <style:style style:name="T7" style:family="text">
      <style:text-properties officeooo:rsid="002ac967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teven Roberts</text:p>
      <text:p text:style-name="P5">Victoria BC</text:p>
      <text:p text:style-name="Standard"><text:span text:style-name="T4">250-580-3067 | </text:span><text:a xlink:type="simple" xlink:href="mailto:sroberts@fenderq.com" text:style-name="Internet_20_link" text:visited-style-name="Visited_20_Internet_20_Link"><text:span text:style-name="T4">sroberts@fenderq.com</text:span></text:a></text:p>
      <text:p text:style-name="P12"/>
      <text:p text:style-name="P11"/>
      <text:p text:style-name="P9">Community Involvement</text:p>
      <text:p text:style-name="P1"/>
      <text:p text:style-name="P15">Secretary<text:tab/>The Salvation Army ARC<text:tab/><text:span text:style-name="T6">2018-2019</text:span></text:p>
      <text:p text:style-name="P6">Chairperson<text:tab/>VIHA Stabilization, <text:span text:style-name="T2">RJH<text:tab/></text:span>2019</text:p>
      <text:p text:style-name="P15">Peers Helping Peers<text:tab/>Our Place Society<text:tab/>2019</text:p>
      <text:p text:style-name="P6">Outreach Worker<text:tab/>Dandelion Society<text:tab/>2018</text:p>
      <text:p text:style-name="P6">Program Volunteer<text:tab/>Our Place Society<text:tab/>2017-2018</text:p>
      <text:p text:style-name="P6"/>
      <text:p text:style-name="P7">Education <text:span text:style-name="T2">&amp; Training</text:span></text:p>
      <text:p text:style-name="P1"/>
      <text:p text:style-name="P13">Occupational First Aid Level 1<text:tab/>2019</text:p>
      <text:p text:style-name="P14">Work Safe BC</text:p>
      <text:p text:style-name="P13">Mental Health <text:span text:style-name="T1">&amp;</text:span> Addictions Program (Term 1)<text:tab/>2018</text:p>
      <text:p text:style-name="P14">Camosun College</text:p>
      <text:p text:style-name="P13">Hair Design Program<text:tab/>2012</text:p>
      <text:p text:style-name="P14">Academy of Excellence Hair Design &amp; Aesthetics Ltd.</text:p>
      <text:p text:style-name="P13">Microsoft Certified Professional<text:tab/>1998</text:p>
      <text:p text:style-name="P14">Microsoft Corporation</text:p>
      <text:p text:style-name="P13">Digital Systems Engineering<text:tab/>1997-1998</text:p>
      <text:p text:style-name="P14">CDI College of Business and Technology</text:p>
      <text:p text:style-name="P3"/>
      <text:p text:style-name="P8">Skills <text:span text:style-name="T2">&amp;</text:span> Strengths</text:p>
      <text:p text:style-name="P2"/>
      <text:section text:style-name="Sect1" text:name="Section1">
        <text:list xml:id="list4102312797" text:style-name="L1">
          <text:list-item>
            <text:p text:style-name="P16">Adaptable</text:p>
          </text:list-item>
          <text:list-item>
            <text:p text:style-name="P16">Communication</text:p>
          </text:list-item>
          <text:list-item>
            <text:p text:style-name="P17">Creative</text:p>
          </text:list-item>
          <text:list-item>
            <text:p text:style-name="P16">Emotional <text:span text:style-name="T5">Intelligence</text:span></text:p>
          </text:list-item>
          <text:list-item>
            <text:p text:style-name="P16">Facilitation</text:p>
          </text:list-item>
          <text:list-item>
            <text:p text:style-name="P18">Planification</text:p>
          </text:list-item>
          <text:list-item>
            <text:p text:style-name="P19">Psychosocial <text:span text:style-name="T1">R</text:span>ehabilitation</text:p>
          </text:list-item>
          <text:list-item>
            <text:p text:style-name="P16">Writing Skills</text:p>
          </text:list-item>
        </text:list>
      </text:section>
      <text:p text:style-name="P4"/>
      <text:p text:style-name="P7">Work Experience</text:p>
      <text:p text:style-name="P1"/>
      <text:p text:style-name="P6">Cryptovirology Researcher<text:tab/>Research &amp; Development<text:tab/>2017-2019</text:p>
      <text:p text:style-name="P21"><text:span text:style-name="T7">Home Health Care Aide</text:span><text:tab/><text:span text:style-name="T7">Family Member</text:span><text:tab/>2016-2018</text:p>
      <text:p text:style-name="P6">Senior Software Engineer<text:tab/>KIXEYE Canada Ltd.<text:tab/>2014-2015</text:p>
      <text:p text:style-name="P6">Co-Founder<text:tab/>Deadly Pear Games<text:tab/>2013-2014</text:p>
      <text:p text:style-name="P6">Video Game Developer<text:tab/>KANO/APPS<text:tab/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58M58S</meta:editing-duration>
    <meta:editing-cycles>23</meta:editing-cycles>
    <meta:generator>LibreOffice/6.2.2.2$OpenBSD_X86_64 LibreOffice_project/20$Build-2</meta:generator>
    <dc:date>2019-08-25T12:44:03.925856865</dc:date>
    <meta:keyword>Curriculum vitae Résumé</meta:keyword>
    <dc:subject>Curriculum vitae for Steven Roberts</dc:subject>
    <dc:title>Steven Roberts CV</dc:title>
    <meta:document-statistic meta:table-count="0" meta:image-count="0" meta:object-count="0" meta:page-count="1" meta:paragraph-count="35" meta:word-count="142" meta:character-count="1014" meta:non-whitespace-character-count="915"/>
  </office:meta>
</office:document-meta>
</file>